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text-underline-style="none"/>
    </style:style>
    <style:style style:name="P2" style:family="paragraph" style:parent-style-name="Normal">
      <style:text-properties fo:font-size="12pt"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text-underline-style="none" fo:font-weight="normal"/>
    </style:style>
    <style:style style:name="T5" style:family="text">
      <style:text-properties fo:font-variant="normal" fo:text-transform="none" fo:color="#000000" style:font-name="Times New Roman" fo:font-size="12pt" fo:letter-spacing="normal" fo:font-style="normal" style:text-underline-style="none" fo:font-weight="bold" style:font-weight-asian="bold" style:font-weight-complex="bold"/>
    </style:style>
    <style:style style:name="T6" style:family="text">
      <style:text-properties fo:color="#000000" style:font-name="Times New Roman" style:text-underline-style="none"/>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Piątek 23 -01- 1925 ok 7 rano </text:p>
      <text:p text:style-name="Normal"/>
      <text:p text:style-name="Normal">#Kiedy siedzimy w pokoju i rozmawiamy, obmyślamy co dalej robić, dzwoni telefon, to Ramsey, znalazł dla nas domek na przedmieściach Harlemu. Możliwe, że już poniedziałek będzie podpisana umowa, i w następnym tygodniu już będzie dostępny. Poza tym dzwoniła Pani Schossenberg , koledzy Pana Hiltona zabrali kobiety w bezpieczne miejsce.</text:p>
      <text:p text:style-name="Normal"/>
      <text:h text:style-name="Heading_20_3" text:outline-level="3">#<text:span text:style-name="T3">chcemy zaangażować byłych przyjaciół Hiltona, ponieważ jesteśmy spaleni w Harlemie, chcemy</text:span></text:h>
      <text:p text:style-name="P2">poczekać aż sprawa przycichnie. Spotkać się z nimi, a w szczególności ze znajomym dziennikarzem z New York Age – Needham Johnson.</text:p>
      <text:p text:style-name="Normal"/>
      <text:p text:style-name="Normal">#Elijah i Artur jadą do Kenssingtona żeby popytać o Pannę Hypathię i o dr. Roberta Ellingtona Huston. Dokumenty dr. Ellingtona trafiły do Biura Urzędu ds. Medycznych lokal o numerze 1002, są tajne ponieważ uznano je za dokumentację medyczną.</text:p>
      <text:p text:style-name="Normal"/>
      <text:p text:style-name="Normal">#John korzystając ze swoich znajomości w Arkham, ma kogoś kto jest alienistą i będzie miał dostęp do tej dokumentacji, ale to trochę potrwa.</text:p>
      <text:p text:style-name="Normal"/>
      <text:p text:style-name="Normal">#pod hotelem nie było już policji, kiedy zeszliśmy na dół.</text:p>
      <text:p text:style-name="Normal"/>
      <text:p text:style-name="Normal">#Elijah i Artur są Kenssingtona, pytają o <text:span text:style-name="T7">Hypathię Masters</text:span>. Dziadek Panny Masters, Alding Masters utrzymywał jakieś spółki i dobrze sobie radził. Właściciele spółek bardzo rozwinęli swoje firmy, te firmy działają w przemyśle zbrojeniowym. James, ojciec Panny Masters. Hypathia była rozpuszczona, miała talent do języków, uczę<text:span text:style-name="T1">szczała na zagraniczne uniwersytety (Szwajcaria). Było kilka wystaw w Nowym Jorku jej prac. </text:span><text:span text:style-name="T4">W przypływie chwilowej śmiałości panna Masters wdała się w nierozważny romans z katolickim marksistą </text:span><text:span text:style-name="T5">Raoulem Luisem Maríą Piñerą</text:span><text:span text:style-name="T4">, gdy uczęszczała do nowojorskiego City College.</text:span><text:span text:style-name="T6"> Luis wyjechał do Ameryki Płd, krótko po doniesieniach na temat romansu z Panną Masters.</text:span></text:p>
      <text:p text:style-name="Normal"><text:span text:style-name="T2">Brenda Olsh</text:span><text:span text:style-name="T1"> pisała artykuły o Pannie Masters, podaje nam od razu kontakt do tej pani.</text:span></text:p>
      <text:p text:style-name="Normal"><text:span text:style-name="T2">Nikolai Steinberg</text:span><text:span text:style-name="T1"> – napisał książkę o rodzinie Mastersów, opisuje w jaki sposób rodzina dorobiła się majątku, korupcja i krzywda ludzka.</text:span></text:p>
      <text:p text:style-name="P1">Kenssington uruchomił swoje kontakty w US i poza US, skontaktował się z dziennikarzem z Londynu, który pracuje w The Scoop, <text:span text:style-name="T7">Mickey Mahoney</text:span>, 43 lata, redaktor.</text:p>
      <text:p text:style-name="P1">Poza tym udało mu się ustalić, że Bunai miała lokalnego przewodnika, szukała miejsc z kulturą, pojawiała się w teatrach, na jednym z takich odczytów poznała Carlyla.</text:p>
      <text:p text:style-name="P1">Huston wyjechał do Wiednia, gdzie stracił zainteresowanie medycyną na rzecz psychologii, po powrocie zaczął praktykę w Nowym Jorku. Poza tym w Chicago zostawił żonę, i dwóch braci, którzy też są lekarzami. Pojawiły się plotki, że należał w Chicago do jakiś dewiacyjnych sekt, orgie.</text:p>
      <text:p text:style-name="P1">Podobno nic z tego się nie potwierdziło.</text:p>
      <text:p text:style-name="P1"><text:span text:style-name="T7">Brady</text:span> – ochroniarz Carlyla, były żołnierz, miał zwyczaj pakowania się w kłopoty, Pan Carlyle wyciągnął go z więzienia, został oskarżony o morderstwo. Miało to miejsce w trakcie bójki w Oleefield w Californi, udusił swojego przeciwnika. W tym samym czasie Pan Carlyle przebywał w Płd Californi, załatwił prawników, którzy wybronili Bradyego. Brady służył w Chinach, pracował jako najemnik w Turcji po wojnie, otrzymał nawet medal Brązową Gwiazdę. Został powiernikiem, przedstawicielem Pana Carlyla, trzymali się razem.</text:p>
      <text:p text:style-name="P1"/>
      <text:p text:style-name="P1">#po wyjściu od Kenssingtona wróciliśmy do hotelu, jest ok 11. Planujemy jechać do biblioteki nowojorskiej. Pod hotelem zauważyliśmy samochodów gdzie jest znajomy detektywy z 14 posterunku – ale to nie jest rewir tego posterunku. Twierdzi, że może nas spotkać krzywda tutaj, jeżeli dalej będziemy się dalej błąkać po okolicy i sugeruje żebyśmy się wyprowadzili. John z nim rozmawia, zapisuje rejestracje i kontaktuje się z Poolem.</text:p>
      <text:p text:style-name="P1"/>
      <text:p text:style-name="P1"><text:soft-page-break/>#docieramy do biblioteki, John dzwoni z biblioteki do porucznika Poola i mówi, że nas ktoś śledzi.</text:p>
      <text:p text:style-name="P1">Okazuje, się że Poole nic nie wie na temat ataku na osobę Artura, nie dotarły do niego żadne informacje, niestety nie pamiętam kto i z jakiego posterunku. Dodatkowo Poole może nam pomóc, potrzebuje dowodu na korupcję w posterunku 14, może poobserwować kogo trzeba.</text:p>
      <text:p text:style-name="P1">Bunai była w podróży, emigrantka z Afryki, jest jakieś spotkanie, gdzie byli uczestnicy jakiegoś konkursu, spotkanie dla bogatych. Zajęło nam to ok 4 godzin, jest 16. Pod biblioteką nadal stoi auto detektywa Fraya. Udało nam się znaleźć kilka artykułów.</text:p>
      <text:p text:style-name="P1"/>
      <text:p text:style-name="P1">#jedziemy pod komisariat numer 7, chcemy sprawdzić, czy będziemy śledzeni przez detektywa.</text:p>
      <text:p text:style-name="P1">Kiedy dojeżdżamy pod posterunek okazuje się, że Fray nas cały czas śledzi, kiedy idę w jego kierunku on rusza, nie schodzę mu z drogi. Potrąca mnie jego samochód pod posterunkiem nr 7.</text:p>
      <text:p text:style-name="P1">Ja trafiam do szpitala gdzie mnie przesłuchują policjanci z posterunku nr 7, reszta zostaje zostaje na posterunku. Artur ma strzaskaną kość udową prawą, dostaję leki przeciw bólowe, rana jest ciężka.</text:p>
      <text:p text:style-name="P1"/>
      <text:p text:style-name="P1">#wracamy do hotelu, zostaję wypisany ponieważ John ma wiedzę medyczną. Po przyjeździe dostajemy informację żeby skontaktować z Poolem. Okazuje, się że ja mogę dostać mandat za wkroczenie na ulicę. Det Fray prowadził podobno jakieś czynności śledcze, i dostał jakieś wezwanie do innej sprawy, dlatego ruszył. Sprawę prawdopodobnie przejmie drogówka. Frey się wywinie. Artur tak tego nie zostawi, będzie chciał pozwać Freya, albo policję.</text:p>
      <text:p text:style-name="P1"/>
      <text:p text:style-name="P1">#porucznik Poole i reszta Badaczy jedzie do Ju Ju House, Artur został w pokoju hotelowym.</text:p>
      <text:p text:style-name="P1">Jadą samochodem porucznika, porucznik ma ze sobą aparat ze statywem.</text:p>
      <text:p text:style-name="P1">Na miejscu okazuje, się że spotykają znajomego detektywa oraz łysego dużego murzyna, który wręcza detektywowi jakąś kopertę. Poole zrobił zdjęcia, jest dobrze, ale potrzebuje żebyśmy poobserwowali, Poole będzie zajęty bo szykuje się do grubej akcji, zwinięcia bandy bimbrowników. Poole podaje nam swój numer do kryjówki.</text:p>
      <text:p text:style-name="P1">Jadą pod dom Mukungi, na szczęście nikt w tej chwili nie obserwuje domu Mukungi. Okazuje się, że Mukunga żyje i ma się dobrze.</text:p>
      <text:p text:style-name="P1"/>
      <text:p text:style-name="P1">#Artur czyta księgi i przygotowuje się do przeprowadzenia rytuału wezwania.</text:p>
      <text:p text:style-name="P1"/>
      <text:p text:style-name="P1">#piątek 23-01-1925 godzina 22:30 – hotel.</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4-11T19:30:09.18</dc:date>
    <dc:creator>Adrian Adrian</dc:creator>
    <meta:editing-duration>PT3H17M18S</meta:editing-duration>
    <meta:editing-cycles>74</meta:editing-cycles>
    <meta:generator>OpenOffice/4.1.5$Win32 OpenOffice.org_project/415m1$Build-9789</meta:generator>
    <meta:document-statistic meta:table-count="0" meta:image-count="0" meta:object-count="0" meta:page-count="2" meta:paragraph-count="29" meta:word-count="873" meta:character-count="5759"/>
  </office:meta>
</office:document-meta>
</file>